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ce0e" officeooo:paragraph-rsid="001dce0e"/>
    </style:style>
    <style:style style:name="P2" style:family="paragraph" style:parent-style-name="Standard">
      <style:text-properties officeooo:rsid="001eb74d" officeooo:paragraph-rsid="001eb74d"/>
    </style:style>
    <style:style style:name="P3" style:family="paragraph" style:parent-style-name="Standard" style:list-style-name="L1">
      <style:text-properties officeooo:rsid="001eb74d" officeooo:paragraph-rsid="001eb74d"/>
    </style:style>
    <style:style style:name="P4" style:family="paragraph" style:parent-style-name="Standard" style:list-style-name="L2">
      <style:text-properties officeooo:rsid="001eb74d" officeooo:paragraph-rsid="001eb74d"/>
    </style:style>
    <style:style style:name="P5" style:family="paragraph" style:parent-style-name="Standard" style:list-style-name="L3">
      <style:text-properties officeooo:rsid="001eb74d" officeooo:paragraph-rsid="001eb74d"/>
    </style:style>
    <style:style style:name="P6" style:family="paragraph" style:parent-style-name="Standard" style:list-style-name="L4">
      <style:text-properties officeooo:rsid="001f2677" officeooo:paragraph-rsid="001f2677"/>
    </style:style>
    <style:style style:name="P7" style:family="paragraph" style:parent-style-name="Standard">
      <style:text-properties officeooo:rsid="001f2677" officeooo:paragraph-rsid="001f2677"/>
    </style:style>
    <style:style style:name="P8" style:family="paragraph" style:parent-style-name="Standard" style:list-style-name="L5">
      <style:text-properties officeooo:rsid="001f2677" officeooo:paragraph-rsid="001f2677"/>
    </style:style>
    <style:style style:name="P9" style:family="paragraph" style:parent-style-name="Standard" style:list-style-name="L10">
      <style:text-properties officeooo:rsid="001f2677" officeooo:paragraph-rsid="001f2677"/>
    </style:style>
    <style:style style:name="P10" style:family="paragraph" style:parent-style-name="Standard" style:list-style-name="L11">
      <style:text-properties officeooo:rsid="001f2677" officeooo:paragraph-rsid="001f2677"/>
    </style:style>
    <style:style style:name="P11" style:family="paragraph" style:parent-style-name="Standard" style:list-style-name="L12">
      <style:text-properties officeooo:rsid="001f2677" officeooo:paragraph-rsid="001f2677"/>
    </style:style>
    <style:style style:name="P12" style:family="paragraph" style:parent-style-name="Standard" style:list-style-name="L10">
      <style:text-properties officeooo:paragraph-rsid="001f2677"/>
    </style:style>
    <style:style style:name="P13" style:family="paragraph" style:parent-style-name="Standard" style:list-style-name="L13">
      <style:paragraph-properties fo:text-align="start" style:justify-single-word="false"/>
      <style:text-properties officeooo:rsid="0020ea1c" officeooo:paragraph-rsid="0020ea1c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1dce0e" officeooo:paragraph-rsid="001dce0e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1eb74d" officeooo:paragraph-rsid="001eb74d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1f2677" officeooo:paragraph-rsid="001f2677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paragraph-rsid="001f2677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20ea1c" officeooo:paragraph-rsid="0020ea1c" style:font-weight-asian="bold" style:font-weight-complex="bold"/>
    </style:style>
    <style:style style:name="P19" style:family="paragraph" style:parent-style-name="Standard">
      <style:text-properties fo:font-style="italic" officeooo:rsid="001dce0e" officeooo:paragraph-rsid="001dce0e" style:font-style-asian="italic" style:font-style-complex="italic"/>
    </style:style>
    <style:style style:name="P20" style:family="paragraph" style:parent-style-name="Standard">
      <style:text-properties fo:font-style="italic" officeooo:rsid="001eb74d" officeooo:paragraph-rsid="001eb74d" style:font-style-asian="italic" style:font-style-complex="italic"/>
    </style:style>
    <style:style style:name="P21" style:family="paragraph" style:parent-style-name="Standard">
      <style:text-properties fo:font-style="italic" officeooo:rsid="001f2677" officeooo:paragraph-rsid="001f2677" style:font-style-asian="italic" style:font-style-complex="italic"/>
    </style:style>
    <style:style style:name="P22" style:family="paragraph" style:parent-style-name="Standard">
      <style:text-properties fo:font-style="normal" style:text-underline-style="solid" style:text-underline-width="auto" style:text-underline-color="font-color" fo:font-weight="bold" officeooo:rsid="001eb74d" officeooo:paragraph-rsid="001eb74d" style:font-style-asian="normal" style:font-weight-asian="bold" style:font-style-complex="normal" style:font-weight-complex="bold"/>
    </style:style>
    <style:style style:name="P23" style:family="paragraph" style:parent-style-name="Standard">
      <style:text-properties officeooo:rsid="0020f5f4" officeooo:paragraph-rsid="0020f5f4"/>
    </style:style>
    <style:style style:name="P24" style:family="paragraph" style:parent-style-name="Standard">
      <style:text-properties officeooo:rsid="00237f04" officeooo:paragraph-rsid="00237f04"/>
    </style:style>
    <style:style style:name="P25" style:family="paragraph" style:parent-style-name="Standard">
      <style:text-properties officeooo:rsid="00241e3a" officeooo:paragraph-rsid="00241e3a"/>
    </style:style>
    <style:style style:name="T1" style:family="text">
      <style:text-properties officeooo:rsid="001eb74d"/>
    </style:style>
    <style:style style:name="T2" style:family="text">
      <style:text-properties officeooo:rsid="001f2677"/>
    </style:style>
    <style:style style:name="T3" style:family="text">
      <style:text-properties officeooo:rsid="0020f5f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Diagnostic Records User Stories</text:p>
      <text:p text:style-name="P1"/>
      <text:p text:style-name="P19">What can I do on the site?</text:p>
      <text:p text:style-name="P1"/>
      <text:p text:style-name="P1">1 – Find out who Diagnostic Records are</text:p>
      <text:p text:style-name="P1">2 – Listen to music</text:p>
      <text:p text:style-name="P1">3 – Find out how to contact DR</text:p>
      <text:p text:style-name="P1">4 – Find a way to follow DR</text:p>
      <text:p text:style-name="P1">5 – <text:span text:style-name="T1">Find out where DR are</text:span></text:p>
      <text:p text:style-name="P2">6 – Download/Buy Music</text:p>
      <text:p text:style-name="P2">7 - </text:p>
      <text:p text:style-name="P2"/>
      <text:p text:style-name="P2"/>
      <text:p text:style-name="P20">PAGES</text:p>
      <text:p text:style-name="P2"/>
      <text:list xml:id="list8127005762085211223" text:style-name="L1">
        <text:list-item>
          <text:p text:style-name="P3">Home</text:p>
        </text:list-item>
        <text:list-item>
          <text:p text:style-name="P3">Contact</text:p>
        </text:list-item>
        <text:list-item>
          <text:p text:style-name="P3">Releases</text:p>
        </text:list-item>
        <text:list-item>
          <text:p text:style-name="P3">About</text:p>
        </text:list-item>
      </text:list>
      <text:p text:style-name="P2"/>
      <text:p text:style-name="P2"/>
      <text:p text:style-name="P22">HOME</text:p>
      <text:list xml:id="list4688803859083672834" text:style-name="L2">
        <text:list-item>
          <text:p text:style-name="P4">Logo</text:p>
        </text:list-item>
        <text:list-item>
          <text:p text:style-name="P4">Short Bio – links to ABOUT</text:p>
        </text:list-item>
        <text:list-item>
          <text:p text:style-name="P4">News Articles – Each Containing: Headline, Image, Text and Links</text:p>
        </text:list-item>
      </text:list>
      <text:p text:style-name="P2"/>
      <text:p text:style-name="P15">ABOUT</text:p>
      <text:list xml:id="list2550994688874194489" text:style-name="L3">
        <text:list-item>
          <text:p text:style-name="P5">Headline</text:p>
        </text:list-item>
        <text:list-item>
          <text:p text:style-name="P5">Logo</text:p>
        </text:list-item>
        <text:list-item>
          <text:p text:style-name="P5">Artists Names and Pictures – Each will unfold or get bigger to reveal more information </text:p>
        </text:list-item>
        <text:list-item>
          <text:p text:style-name="P5">Links to Facebook, SoundCloud, Twitter, etc</text:p>
        </text:list-item>
      </text:list>
      <text:p text:style-name="P2"/>
      <text:p text:style-name="P15">RELEASES</text:p>
      <text:list xml:id="list1227903722451887158" text:style-name="L4">
        <text:list-item>
          <text:p text:style-name="P6">Embeded Music Tracks</text:p>
        </text:list-item>
        <text:list-item>
          <text:p text:style-name="P6">Links to SoundCloud, Distributor etc</text:p>
        </text:list-item>
        <text:list-item>
          <text:p text:style-name="P6">Info about buying the music – probably through an externaly linked site</text:p>
        </text:list-item>
      </text:list>
      <text:p text:style-name="P7"/>
      <text:p text:style-name="P16">CONTACT</text:p>
      <text:list xml:id="list4972391893879346111" text:style-name="L5">
        <text:list-item>
          <text:p text:style-name="P8">Details on how to contact – Facebook, Address, Phone, Email</text:p>
        </text:list-item>
        <text:list-item>
          <text:p text:style-name="P8">A drop down email form</text:p>
        </text:list-item>
        <text:list-item>
          <text:p text:style-name="P8">This could be a tabbed pill page to reveal the info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"><text:soft-page-break/>STAGE ONE - FUNCTIONALITY</text:p>
      <text:p text:style-name="P7"/>
      <text:p text:style-name="P21">Build Guidelines/Direction</text:p>
      <text:list xml:id="list3967225329883079186" text:style-name="L10">
        <text:list-item>
          <text:p text:style-name="P12"><text:span text:style-name="T2">Build skeleton of all pages</text:span></text:p>
        </text:list-item>
        <text:list-item>
          <text:p text:style-name="P9">Include Bootstrap and Jquery</text:p>
        </text:list-item>
        <text:list-item>
          <text:p text:style-name="P9">Fill out pages with dummy content</text:p>
        </text:list-item>
        <text:list-item>
          <text:p text:style-name="P9">Add Styling</text:p>
        </text:list-item>
      </text:list>
      <text:p text:style-name="P7"/>
      <text:p text:style-name="P7"/>
      <text:p text:style-name="P7"/>
      <text:p text:style-name="P17"><text:span text:style-name="T2">1 – Build Skeleton</text:span></text:p>
      <text:list xml:id="list2429474410844843632" text:style-name="L11">
        <text:list-item>
          <text:p text:style-name="P10">Set up 4 html pages – index.html, contact.html, about.html, releases.html</text:p>
        </text:list-item>
        <text:list-item>
          <text:p text:style-name="P10">Set up css – css/style.css</text:p>
        </text:list-item>
        <text:list-item>
          <text:p text:style-name="P10">Set up Jquery and Bootstrap for all pages</text:p>
        </text:list-item>
      </text:list>
      <text:p text:style-name="P7"/>
      <text:p text:style-name="P16">2 – Dummy Content</text:p>
      <text:list xml:id="list1809560387816166644" text:style-name="L12">
        <text:list-item>
          <text:p text:style-name="P11">Build Navbar</text:p>
        </text:list-item>
        <text:list-item>
          <text:p text:style-name="P11">Build Each Pages Containers **</text:p>
        </text:list-item>
        <text:list-item>
          <text:p text:style-name="P11">Include dummy images and text where needed</text:p>
        </text:list-item>
        <text:list-item>
          <text:p text:style-name="P11">Style all of these with default looks and just get the positions correct to start</text:p>
        </text:list-item>
      </text:list>
      <text:p text:style-name="P7"/>
      <text:p text:style-name="P18">3 – Add Styling</text:p>
      <text:list xml:id="list5103322448086120784" text:style-name="L13">
        <text:list-item>
          <text:p text:style-name="P13">Explore the actual style pages and what I want to do and then report back to figure out from there</text:p>
        </text:list-item>
      </text:list>
      <text:p text:style-name="P7"/>
      <text:p text:style-name="P7"/>
      <text:p text:style-name="P7">** <text:span text:style-name="T3">PAGE SKELETONS</text:span></text:p>
      <text:p text:style-name="P7"/>
      <text:p text:style-name="P23">HOME: <text:s text:c="3"/>Jumbotron <text:s text:c="3"/></text:p>
      <text:p text:style-name="P23"><text:tab/> <text:s text:c="6"/>Short Bio</text:p>
      <text:p text:style-name="P23"><text:s text:c="22"/>Article</text:p>
      <text:p text:style-name="P23"><text:s text:c="22"/>Article</text:p>
      <text:p text:style-name="P23"/>
      <text:p text:style-name="P24">ABOUT: <text:s text:c="2"/>Tab 1 <text:s text:c="10"/>Changeable</text:p>
      <text:p text:style-name="P24"><text:tab/> <text:s text:c="5"/>Tab 2 <text:s text:c="9"/>Content Box</text:p>
      <text:p text:style-name="P24"><text:tab/> <text:s text:c="5"/>Tab 3<text:tab/> <text:s text:c="9"/>Here</text:p>
      <text:p text:style-name="P24"/>
      <text:p text:style-name="P25">RELEASES: <text:s text:c="3"/>Audio Player</text:p>
      <text:p text:style-name="P25"><text:s text:c="25"/>Audio Player</text:p>
      <text:p text:style-name="P25"><text:s text:c="25"/>Audio Player</text:p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7T10:59:34.258024505</meta:creation-date>
    <dc:date>2016-12-17T23:30:23.028471343</dc:date>
    <meta:editing-duration>PT10H47M6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2" meta:paragraph-count="59" meta:word-count="295" meta:character-count="1723" meta:non-whitespace-character-count="1341"/>
  </office:meta>
</office:document-meta>
</file>